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1" style:family="table-row">
      <style:table-row-properties style:min-row-height="0.8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53e2d" officeooo:paragraph-rsid="00053e2d"/>
    </style:style>
    <style:style style:name="P2" style:family="paragraph" style:parent-style-name="Table_20_Contents">
      <style:text-properties officeooo:rsid="00053e2d" officeooo:paragraph-rsid="0007a85b"/>
    </style:style>
    <style:style style:name="P3" style:family="paragraph" style:parent-style-name="Table_20_Contents">
      <style:text-properties officeooo:rsid="0006cd4c" officeooo:paragraph-rsid="0006cd4c"/>
    </style:style>
    <style:style style:name="P4" style:family="paragraph" style:parent-style-name="Table_20_Contents">
      <style:text-properties officeooo:rsid="0007a85b" officeooo:paragraph-rsid="0007a85b"/>
    </style:style>
    <style:style style:name="T1" style:family="text">
      <style:text-properties officeooo:rsid="00064013"/>
    </style:style>
    <style:style style:name="T2" style:family="text">
      <style:text-properties officeooo:rsid="0007a8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2">Condition initialle </text:p>
          </table:table-cell>
          <table:table-cell table:style-name="Table3.A1" office:value-type="string">
            <text:p text:style-name="P2">Résultat attendu</text:p>
          </table:table-cell>
          <table:table-cell table:style-name="Table3.A1" office:value-type="string">
            <text:p text:style-name="P2">Résultat obtenue</text:p>
          </table:table-cell>
          <table:table-cell table:style-name="Table3.D1" office:value-type="string">
            <text:p text:style-name="P1">Remarque</text:p>
          </table:table-cell>
        </table:table-row>
      </table:table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4">Test le nombre de voiture dans le stock </text:p>
          </table:table-cell>
          <table:table-cell table:style-name="Table1.A1" office:value-type="string">
            <text:p text:style-name="P4">Vérifier si le nombre de voiture dans le stock est supérieure a 50</text:p>
          </table:table-cell>
          <table:table-cell table:style-name="Table1.A1" office:value-type="string">
            <text:p text:style-name="P4">Si le stock fait 50 empêche le saisi de nouvelle voiture et renvoi un message d'erreur </text:p>
          </table:table-cell>
          <table:table-cell table:style-name="Table1.D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jout <text:s/>d'une nouvelle voiture </text:p>
          </table:table-cell>
          <table:table-cell table:style-name="Table1.A2" office:value-type="string">
            <text:p text:style-name="P1">L'ajout d'une voiture </text:p>
          </table:table-cell>
          <table:table-cell table:style-name="Table1.A2" office:value-type="string">
            <text:p text:style-name="P1">La voiture est bien dans le stock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st du forma de la plaque d'immatriculation </text:p>
          </table:table-cell>
          <table:table-cell table:style-name="Table1.A2" office:value-type="string">
            <text:p text:style-name="P1">La fonction test si la plaque est du type </text:p>
            <text:p text:style-name="P1">AA-111-AA et qu'elle est de 9 caractères </text:p>
          </table:table-cell>
          <table:table-cell table:style-name="Table1.A2" office:value-type="string">
            <text:p text:style-name="P1">La fonction test le forma de la plaque et renvoi un message <text:s/>d'erreur si l'un des critères de format n'est pas rempli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st l'existence de la plaque d'immatriculation dans le stock </text:p>
          </table:table-cell>
          <table:table-cell table:style-name="Table1.A2" office:value-type="string">
            <text:p text:style-name="P1">La fonction test si la plaque d'immatriculation saisi par l'utilisateur existe deja dans le stock </text:p>
          </table:table-cell>
          <table:table-cell table:style-name="Table1.A2" office:value-type="string">
            <text:p text:style-name="P1">Compare la plaque saisi <text:s/>avec celle du stock et renvoi un message d'erreur dans le cas ou la plaque existe deja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st la date de mise en circulation de la voiture <text:s/></text:p>
          </table:table-cell>
          <table:table-cell table:style-name="Table1.A2" office:value-type="string">
            <text:p text:style-name="P1">La fonction vérifier si la date de mise en circulation saisi par l'utilisateur est correcte </text:p>
          </table:table-cell>
          <table:table-cell table:style-name="Table1.A2" office:value-type="string">
            <text:p text:style-name="P1">La fonction <text:span text:style-name="T1">vérifier si l'utilisateur saisi un mois <text:s/>compris entre 1 et 12, si l'utilisateur saisi un 30 février et si l'année est comprise entre 1980 et 2014</text:span></text:p>
          </table:table-cell>
          <table:table-cell table:style-name="Table1.D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3">Affichage de toute les voitures du stock</text:p>
          </table:table-cell>
          <table:table-cell table:style-name="Table2.A1" office:value-type="string">
            <text:p text:style-name="P3">Affiche le nombre de voiture dans le stock</text:p>
          </table:table-cell>
          <table:table-cell table:style-name="Table2.A1" office:value-type="string">
            <text:p text:style-name="P3">Affiche toute les voitures dans le stock avec toute leurs informations (plaque d'immatriculation,<text:span text:style-name="T2">prix, date de mise en circulation, marque et modele)</text:span></text:p>
          </table:table-cell>
          <table:table-cell table:style-name="Table2.D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Affichage d'une seul voiture</text:p>
          </table:table-cell>
          <table:table-cell table:style-name="Table2.A2" office:value-type="string">
            <text:p text:style-name="P4">L'utilisateur saisi une voiture grace a la plaque d'immatriculation et affiche toute les informations de la voiture</text:p>
          </table:table-cell>
          <table:table-cell table:style-name="Table2.A2" office:value-type="string">
            <text:p text:style-name="P4">Affiche les informations <text:s/>d'un voiture grace a plaque d'immatriculation 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Suppression d'une voiture du stock </text:p>
          </table:table-cell>
          <table:table-cell table:style-name="Table2.A2" office:value-type="string">
            <text:p text:style-name="P4">Suprime une voiture et la remplace par la derniere voiture <text:s/>du stock </text:p>
          </table:table-cell>
          <table:table-cell table:style-name="Table2.A2" office:value-type="string">
            <text:p text:style-name="P4">Suprime une voiture et la remplace par la derniere voiture <text:s/>du stock et renvoi un message d'erreur en cas d'echec</text:p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4:42:31.311645140</meta:creation-date>
    <dc:date>2014-01-29T15:39:37.312137821</dc:date>
    <meta:editing-duration>PT11M15S</meta:editing-duration>
    <meta:editing-cycles>1</meta:editing-cycles>
    <meta:document-statistic meta:table-count="3" meta:image-count="0" meta:object-count="0" meta:page-count="1" meta:paragraph-count="29" meta:word-count="304" meta:character-count="1819" meta:non-whitespace-character-count="1520"/>
    <meta:generator>LibreOffice/4.1.1.2$Linux_X86_64 LibreOffice_project/410$Build-2</meta:generator>
  </office:meta>
</office:document-meta>
</file>